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134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7.998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6.0252in"/>
    </style:style>
    <style:style style:name="co8" style:family="table-column">
      <style:table-column-properties fo:break-before="auto" style:column-width="1.7189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1.6972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828in"/>
    </style:style>
    <style:style style:name="co13" style:family="table-column">
      <style:table-column-properties fo:break-before="auto" style:column-width="1.5571in"/>
    </style:style>
    <style:style style:name="co14" style:family="table-column">
      <style:table-column-properties fo:break-before="auto" style:column-width="2.0083in"/>
    </style:style>
    <style:style style:name="co15" style:family="table-column">
      <style:table-column-properties fo:break-before="auto" style:column-width="1.4398in"/>
    </style:style>
    <style:style style:name="co16" style:family="table-column">
      <style:table-column-properties fo:break-before="auto" style:column-width="7.3118in"/>
    </style:style>
    <style:style style:name="co17" style:family="table-column">
      <style:table-column-properties fo:break-before="auto" style:column-width="4.581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font-name="Monospace"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 style:font-name="Monospace"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4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2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 style:font-name="Monospace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009" table:default-cell-style-name="ce1"/>
        <table:table-row table:style-name="ro2">
          <table:table-cell table:number-columns-repeated="2"/>
          <table:table-cell table:style-name="ce18" office:value-type="string">
            <text:p>Nopol Report Stage L3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4">
          <table:table-cell table:number-columns-repeated="2"/>
          <table:table-cell table:style-name="ce18"/>
          <table:table-cell table:number-columns-repeated="2"/>
          <table:table-cell table:style-name="ce26"/>
          <table:table-cell table:number-columns-repeated="1018"/>
        </table:table-row>
        <table:table-row table:style-name="ro2">
          <table:table-cell table:style-name="ce2" office:value-type="string">
            <text:p>Config_1</text:p>
          </table:table-cell>
          <table:table-cell/>
          <table:table-cell table:style-name="ce2" office:value-type="string">
            <text:p>Config_2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5">
          <table:table-cell table:style-name="ce3" office:value-type="string">
            <text:p>CPU : Intel(R) Core(TM)2 Duo CPU <text:s/>T9900 <text:s/>@ 3.06GHz 64bits</text:p>
          </table:table-cell>
          <table:table-cell/>
          <table:table-cell table:style-name="ce3" office:value-type="string">
            <text:p>CPU : Intel(R) Xeon(R) Quad CPU W3520 @ 2.67Ghz 32bits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 office:value-type="string">
            <text:p>RAM : 4096 Mo</text:p>
          </table:table-cell>
          <table:table-cell/>
          <table:table-cell table:style-name="ce3" office:value-type="string">
            <text:p>RAM : 16384 Mo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6">
          <table:table-cell table:style-name="ce3" office:value-type="string">
            <text:p>Java : 1.7.0_51 (IcedTea 2.4.4) (7u51-2.4.4-0ubuntu0.12.04.2)</text:p>
            <text:p/>
          </table:table-cell>
          <table:table-cell/>
          <table:table-cell table:style-name="ce3" office:value-type="string">
            <text:p>Java : 1.7.0_51 (IcedTea 2.4.4) (7u51-2.4.4-0ubuntu0.13.04.2)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2">
          <table:table-cell table:style-name="ce3" office:value-type="string">
            <text:p>Jdk : 7-OpenJDK</text:p>
          </table:table-cell>
          <table:table-cell/>
          <table:table-cell table:style-name="ce3" office:value-type="string">
            <text:p>Jdk : 7-OpenJDK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4">
          <table:table-cell table:style-name="ce4" office:value-type="string">
            <text:p>Z3 : 4.3.2</text:p>
          </table:table-cell>
          <table:table-cell/>
          <table:table-cell table:style-name="ce4" office:value-type="string">
            <text:p>Z3 : 4.3.2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4">
          <table:table-cell table:number-columns-repeated="5"/>
          <table:table-cell table:style-name="ce1"/>
          <table:table-cell table:number-columns-repeated="1018"/>
        </table:table-row>
        <table:table-row table:style-name="ro5">
          <table:table-cell table:style-name="ce2" office:value-type="string">
            <text:p>Name / ID</text:p>
          </table:table-cell>
          <table:table-cell table:style-name="ce2" office:value-type="string">
            <text:p>Patch Found</text:p>
          </table:table-cell>
          <table:table-cell table:style-name="ce2" office:value-type="string">
            <text:p>Class:Lin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atch</text:p>
          </table:table-cell>
          <table:table-cell table:style-name="ce2" office:value-type="string">
            <text:p>Different from Original Fix</text:p>
          </table:table-cell>
          <table:table-cell table:style-name="ce2" office:value-type="string">
            <text:p>Level</text:p>
          </table:table-cell>
          <table:table-cell table:style-name="ce29" office:value-type="string">
            <text:p>Test Suite Execution Time</text:p>
          </table:table-cell>
          <table:table-cell table:style-name="ce2" office:value-type="string">
            <text:p>Nb Statement Analysed</text:p>
          </table:table-cell>
          <table:table-cell table:style-name="ce2" office:value-type="string">
            <text:p>Nb Angelic Value Found</text:p>
          </table:table-cell>
          <table:table-cell table:style-name="ce2" office:value-type="string">
            <text:p>Nb Solver Execution</text:p>
          </table:table-cell>
          <table:table-cell table:style-name="ce2" office:value-type="string">
            <text:p>Each Solver Execution Time</text:p>
          </table:table-cell>
          <table:table-cell table:style-name="ce2" office:value-type="string">
            <text:p>TotalTime</text:p>
          </table:table-cell>
          <table:table-cell table:style-name="ce2" office:value-type="string">
            <text:p>Remarque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example</text:p>
          </table:table-cell>
          <table:table-cell table:style-name="ce5" office:value-type="string">
            <text:p>Yes</text:p>
          </table:table-cell>
          <table:table-cell table:style-name="ce19" office:value-type="string">
            <text:p>com.mine.program.MyProgram:7: </text:p>
          </table:table-cell>
          <table:table-cell table:style-name="ce23" office:value-type="string">
            <text:p>CONDITIONAL </text:p>
          </table:table-cell>
          <table:table-cell table:style-name="ce24" office:value-type="string">
            <text:p>(a)&lt;(b)</text:p>
          </table:table-cell>
          <table:table-cell table:style-name="ce24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4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folderExample</text:p>
          </table:table-cell>
          <table:table-cell table:style-name="ce5" office:value-type="string">
            <text:p>Yes</text:p>
          </table:table-cell>
          <table:table-cell table:style-name="ce19" office:value-type="string">
            <text:p>FolderNameExtractor:18: </text:p>
          </table:table-cell>
          <table:table-cell table:style-name="ce19" office:value-type="string">
            <text:p>PRECONDITION</text:p>
          </table:table-cell>
          <table:table-cell table:style-name="ce20" office:value-type="string">
            <text:p>(-1)!=(index)</text:p>
          </table:table-cell>
          <table:table-cell table:style-name="ce19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6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nopol_example_1</text:p>
          </table:table-cell>
          <table:table-cell table:style-name="ce5" office:value-type="string">
            <text:p>Yes</text:p>
          </table:table-cell>
          <table:table-cell table:style-name="ce19" office:value-type="string">
            <text:p>nopol_example.NopolExample:12:</text:p>
          </table:table-cell>
          <table:table-cell table:style-name="ce19" office:value-type="string">
            <text:p>CONDITIONAL</text:p>
          </table:table-cell>
          <table:table-cell table:style-name="ce19" office:value-type="string">
            <text:p>(index)&lt;=(0)</text:p>
          </table:table-cell>
          <table:table-cell table:style-name="ce19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6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nopol_example_2</text:p>
          </table:table-cell>
          <table:table-cell table:style-name="ce5" office:value-type="string">
            <text:p>Yes</text:p>
          </table:table-cell>
          <table:table-cell table:style-name="ce19" office:value-type="string">
            <text:p>nopol_example_2.NopolExample:9:</text:p>
          </table:table-cell>
          <table:table-cell table:style-name="ce19" office:value-type="string">
            <text:p>CONDITIONAL</text:p>
          </table:table-cell>
          <table:table-cell table:style-name="ce19" office:value-type="string">
            <text:p>(a)&lt;(b)</text:p>
          </table:table-cell>
          <table:table-cell table:style-name="ce19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7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nopol_example_3</text:p>
          </table:table-cell>
          <table:table-cell table:style-name="ce5" office:value-type="string">
            <text:p>Yes</text:p>
          </table:table-cell>
          <table:table-cell table:style-name="ce19" office:value-type="string">
            <text:p>nopol_example_3.NopolExample:13:</text:p>
          </table:table-cell>
          <table:table-cell table:style-name="ce19" office:value-type="string">
            <text:p>CONDITIONAL</text:p>
          </table:table-cell>
          <table:table-cell table:style-name="ce19" office:value-type="string">
            <text:p>(0)==(tmp)</text:p>
          </table:table-cell>
          <table:table-cell table:style-name="ce19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4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nopol_example_4</text:p>
          </table:table-cell>
          <table:table-cell table:style-name="ce5" office:value-type="string">
            <text:p>No</text:p>
          </table:table-cell>
          <table:table-cell table:number-columns-repeated="4" table:style-name="ce5"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 table:number-columns-repeated="5"/>
          <table:table-cell table:style-name="ce3" office:value-type="string">
            <text:p>/</text:p>
          </table:table-cell>
          <table:table-cell table:style-name="ce3" office:value-type="string">
            <text:p>No solution with all complexity level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nopol_example_5</text:p>
          </table:table-cell>
          <table:table-cell table:style-name="ce5" office:value-type="string">
            <text:p>Yes</text:p>
          </table:table-cell>
          <table:table-cell table:style-name="ce19" office:value-type="string">
            <text:p>nopol_example_5.NopolExample:14:</text:p>
          </table:table-cell>
          <table:table-cell table:style-name="ce19" office:value-type="string">
            <text:p>PRECONDITION</text:p>
          </table:table-cell>
          <table:table-cell table:style-name="ce19" office:value-type="string">
            <text:p>(0)&lt;=(a)</text:p>
          </table:table-cell>
          <table:table-cell table:style-name="ce19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5s</text:p>
          </table:table-cell>
          <table:table-cell table:style-name="ce3"/>
          <table:table-cell table:number-columns-repeated="1010"/>
        </table:table-row>
        <table:table-row table:style-name="ro5">
          <table:table-cell table:style-name="ce5" office:value-type="string">
            <text:p>nopol_example_6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pol_example_6.NopolExample:16:</text:p>
          </table:table-cell>
          <table:table-cell table:style-name="ce5" office:value-type="string">
            <text:p>PRECONDITION</text:p>
          </table:table-cell>
          <table:table-cell table:style-name="ce20" office:value-type="string">
            <text:p>(((1)+(1))&lt;((a.length())-((1)+(1))))||(((a.length())-((1)+(1)))&lt;=(1))</text:p>
          </table:table-cell>
          <table:table-cell table:style-name="ce19" office:value-type="string">
            <text:p>/</text:p>
          </table:table-cell>
          <table:table-cell table:style-name="ce3" office:value-type="string">
            <text:p>ARITHMETIC</text:p>
          </table:table-cell>
          <table:table-cell table:style-name="ce3" table:number-columns-repeated="5"/>
          <table:table-cell table:style-name="ce3" office:value-type="string">
            <text:p>10s</text:p>
          </table:table-cell>
          <table:table-cell table:style-name="ce3"/>
          <table:table-cell table:number-columns-repeated="1010"/>
        </table:table-row>
        <table:table-row table:style-name="ro5">
          <table:table-cell table:style-name="ce5" office:value-type="string">
            <text:p>nopol_example_7</text:p>
          </table:table-cell>
          <table:table-cell table:style-name="ce5"/>
          <table:table-cell table:style-name="ce20"/>
          <table:table-cell table:style-name="ce5"/>
          <table:table-cell table:style-name="ce20"/>
          <table:table-cell table:style-name="ce19"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5" office:value-type="string">
            <text:p>tca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fr.inria.lille.jsemfix.examples.tcas.Tcas:33:</text:p>
          </table:table-cell>
          <table:table-cell table:style-name="ce5" office:value-type="string">
            <text:p>CONDITIONAL</text:p>
          </table:table-cell>
          <table:table-cell table:style-name="ce5" office:value-type="string">
            <text:p>(up_sep)!=(0)</text:p>
          </table:table-cell>
          <table:table-cell table:style-name="ce5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4s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6" table:number-columns-repeated="5"/>
          <table:table-cell table:style-name="ce13"/>
          <table:table-cell table:style-name="ce6" table:number-columns-repeated="8"/>
          <table:table-cell table:number-columns-repeated="1010"/>
        </table:table-row>
        <table:table-row table:style-name="ro4">
          <table:table-cell table:style-name="ce7" table:number-columns-repeated="4"/>
          <table:table-cell table:style-name="ce25" office:value-type="string">
            <text:p>ORIGINAL FIX IS CONDITIONAL</text:p>
          </table:table-cell>
          <table:table-cell table:style-name="ce7"/>
          <table:table-cell table:style-name="ce27" table:number-columns-repeated="8"/>
          <table:table-cell table:number-columns-repeated="1010"/>
        </table:table-row>
        <table:table-row table:style-name="ro4">
          <table:table-cell table:style-name="ce8"/>
          <table:table-cell table:style-name="ce17"/>
          <table:table-cell table:style-name="ce17" office:value-type="string">
            <text:p>evaluate(final double[] values,final int begin,final int length,final double p) </text:p>
          </table:table-cell>
          <table:table-cell table:style-name="ce17" table:number-columns-repeated="3"/>
          <table:table-cell table:style-name="ce28" table:number-columns-repeated="5"/>
          <table:table-cell table:style-name="ce28" office:value-type="string">
            <text:p>CONSTANT : 3ms</text:p>
          </table:table-cell>
          <table:table-cell table:style-name="ce28" table:number-columns-repeated="1011"/>
          <table:table-cell table:style-name="ce38"/>
        </table:table-row>
        <table:table-row table:style-name="ro7">
          <table:table-cell table:style-name="ce9" office:value-type="string">
            <text:p>percentile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org.apache.commons.math.stat.univariate.rank.Percentile:151:</text:p>
          </table:table-cell>
          <table:table-cell table:style-name="ce9" office:value-type="string">
            <text:p>CONDITIONAL</text:p>
          </table:table-cell>
          <table:table-cell table:style-name="ce9" office:value-type="string">
            <text:p>(length)==(intPos)</text:p>
          </table:table-cell>
          <table:table-cell table:style-name="ce9" office:value-type="string">
            <text:p>Different</text:p>
          </table:table-cell>
          <table:table-cell table:style-name="ce4" office:value-type="string">
            <text:p>COMPARISON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2ms</text:p>
          </table:table-cell>
          <table:table-cell table:style-name="ce4" office:value-type="string">
            <text:p>11s967ms</text:p>
          </table:table-cell>
          <table:table-cell table:style-name="ce4"/>
          <table:table-cell table:number-columns-repeated="1010"/>
        </table:table-row>
        <table:table-row table:style-name="ro7">
          <table:table-cell table:style-name="ce10" table:number-columns-repeated="13"/>
          <table:table-cell table:style-name="ce10" office:value-type="string">
            <text:p>3 tests avoided because when using <text:s/>java 1.7 two gets error, another gets infinite loop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Math-280</text:p>
          </table:table-cell>
          <table:table-cell table:style-name="ce3"/>
          <table:table-cell table:style-name="ce3" office:value-type="string">
            <text:p>bracket(UnivariateRealFunction function, double initial, double lowerBound, double upperBound, int maximumIterations)</text:p>
          </table:table-cell>
          <table:table-cell/>
          <table:table-cell table:style-name="ce3"/>
          <table:table-cell/>
          <table:table-cell table:style-name="ce3" table:number-columns-repeated="7"/>
          <table:table-cell table:style-name="ce3" office:value-type="string">
            <text:p>org.apache.commons.math.ode.nonstiff.GraggBulirschStoerIntegratorTest:testIntegratorControls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" office:value-type="string">
            <text:p>Yes</text:p>
          </table:table-cell>
          <table:table-cell table:style-name="ce3" office:value-type="string">
            <text:p>org.apache.commons.math.analysis.solvers.UnivariateRealSolverUtils:201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initial)!=(1)</text:p>
          </table:table-cell>
          <table:table-cell table:style-name="ce19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4ms</text:p>
          </table:table-cell>
          <table:table-cell table:style-name="ce3" office:value-type="string">
            <text:p>3min54sec287ms</text:p>
          </table:table-cell>
          <table:table-cell table:style-name="ce3" office:value-type="string">
            <text:p>org.apache.commons.math.ode.nonstiff.GraggBulirschStoerStepIntegratorTest:derivativesConsistency</text:p>
          </table:table-cell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8ms</text:p>
          </table:table-cell>
          <table:table-cell table:style-name="ce3"/>
          <table:table-cell office:value-type="string">
            <text:p>org.apache.commons.math.ConvergenceExceptionTest:testConstructor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eeded refactoring because of JDT errors</text:p>
          </table:table-cell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16" office:value-type="string">
            <text:p>Considering only NormalDistribution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Adding test : NormalDistributionTest.testBracket</text:p>
          </table:table-cell>
          <table:table-cell table:number-columns-repeated="1010"/>
        </table:table-row>
        <table:table-row table:style-name="ro4">
          <table:table-cell table:style-name="ce4" table:number-columns-repeated="13"/>
          <table:table-cell table:style-name="ce30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1" office:value-type="string">
            <text:p>Needed refactoring because of JDT errors</text:p>
          </table:table-cell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3" office:value-type="string">
            <text:p>nextExponential(double mean)</text:p>
          </table:table-cell>
          <table:table-cell table:style-name="ce3" table:number-columns-repeated="2"/>
          <table:table-cell/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office:value-type="string">
            <text:p>Math-309</text:p>
          </table:table-cell>
          <table:table-cell table:style-name="ce3" office:value-type="string">
            <text:p>Yes</text:p>
          </table:table-cell>
          <table:table-cell table:style-name="ce20" office:value-type="string">
            <text:p>org.apache.commons.math.random.RandomDataImpl:465:</text:p>
          </table:table-cell>
          <table:table-cell table:style-name="ce3" office:value-type="string">
            <text:p>CONDITIONAL</text:p>
          </table:table-cell>
          <table:table-cell table:style-name="ce20" office:value-type="string">
            <text:p>(mean)&lt;(1)</text:p>
          </table:table-cell>
          <table:table-cell table:style-name="ce19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5ms</text:p>
          </table:table-cell>
          <table:table-cell table:style-name="ce3" office:value-type="string">
            <text:p>2min41s834ms</text:p>
          </table:table-cell>
          <table:table-cell table:style-name="ce16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10ms</text:p>
          </table:table-cell>
          <table:table-cell table:style-name="ce3"/>
          <table:table-cell table:number-columns-repeated="1011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eed to fix IndexOfOutBoundException issues during generation SMT file due to nullcheck and subvalue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office:value-type="string">
            <text:p>Lang-428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16" office:value-type="string">
            <text:p>Considering only StringUtilsIsTest</text:p>
          </table:table-cell>
          <table:table-cell table:number-columns-repeated="1010"/>
        </table:table-row>
        <table:table-row table:style-name="ro4">
          <table:table-cell table:style-name="ce3" table:number-columns-repeated="4"/>
          <table:table-cell table:number-columns-repeated="2"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3"/>
          <table:table-cell table:style-name="ce32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o solution with all complexity level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office:value-type="string">
            <text:p>Lang-315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/>
          <table:table-cell table:number-columns-repeated="7" table:style-name="ce3" office:value-type="string">
            <text:p>/</text:p>
          </table:table-cell>
          <table:table-cell table:style-name="ce16" office:value-type="string">
            <text:p>Considering only StopWatch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16"/>
          <table:table-cell table:number-columns-repeated="1010"/>
        </table:table-row>
        <table:table-row table:style-name="ro5">
          <table:table-cell table:style-name="ce3" table:number-columns-repeated="5"/>
          <table:table-cell/>
          <table:table-cell table:style-name="ce3" table:number-columns-repeated="7"/>
          <table:table-cell table:style-name="ce16" office:value-type="string">
            <text:p>I think it because of System.getMilli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16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3 tests avoided because get errors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33" office:value-type="string">
            <text:p>org.apache.commons.lang.builder.ToStringBuilderTest.testReflectionHierarchyArrayList</text:p>
          </table:table-cell>
          <table:table-cell table:number-columns-repeated="1010"/>
        </table:table-row>
        <table:table-row table:style-name="ro5">
          <table:table-cell table:style-name="ce11" office:value-type="string">
            <text:p>990e57f58e6ae9d490aa818c2ae528e528f5c1e8</text:p>
          </table:table-cell>
          <table:table-cell table:style-name="ce3" office:value-type="string">
            <text:p>Yes</text:p>
          </table:table-cell>
          <table:table-cell table:style-name="ce21" office:value-type="string">
            <text:p>org.apache.commons.lang.StringUtils:1050:</text:p>
          </table:table-cell>
          <table:table-cell table:style-name="ce3" office:value-type="string">
            <text:p>CONDITIONAL</text:p>
          </table:table-cell>
          <table:table-cell office:value-type="string">
            <text:p>(lastIdx)&lt;=(1)</text:p>
          </table:table-cell>
          <table:table-cell/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19s</text:p>
          </table:table-cell>
          <table:table-cell table:style-name="ce33" office:value-type="string">
            <text:p>org.apache.commons.lang.enums.EnumTest.testBroken1, 2, 3</text:p>
          </table:table-cell>
          <table:table-cell office:value-type="string">
            <text:p>Intersection isn't empty with all test, may need to refactor something</text:p>
          </table:table-cell>
          <table:table-cell table:number-columns-repeated="1009"/>
        </table:table-row>
        <table:table-row table:style-name="ro5">
          <table:table-cell table:style-name="ce11"/>
          <table:table-cell table:style-name="ce3"/>
          <table:table-cell table:style-name="ce21"/>
          <table:table-cell table:style-name="ce3"/>
          <table:table-cell table:number-columns-repeated="2"/>
          <table:table-cell table:style-name="ce3" table:number-columns-repeated="7"/>
          <table:table-cell table:style-name="ce33" office:value-type="string">
            <text:p>org.apache.commons.lang.time.FastDateFormatTest.testFormat</text:p>
          </table:table-cell>
          <table:table-cell table:number-columns-repeated="1010"/>
        </table:table-row>
        <table:table-row table:style-name="ro4">
          <table:table-cell table:style-name="ce11"/>
          <table:table-cell table:style-name="ce3"/>
          <table:table-cell table:style-name="ce21"/>
          <table:table-cell table:style-name="ce3"/>
          <table:table-cell table:number-columns-repeated="2"/>
          <table:table-cell table:style-name="ce3" table:number-columns-repeated="7"/>
          <table:table-cell table:style-name="ce33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3"/>
          <table:table-cell table:style-name="ce4" office:value-type="string">
            <text:p>Needed factoring because of assert inside for loop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1" office:value-type="string">
            <text:p>Needed refactoring because of JDT errors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office:value-type="string">
            <text:p>Math-939</text:p>
          </table:table-cell>
          <table:table-cell table:style-name="ce3" office:value-type="string">
            <text:p>Yes</text:p>
          </table:table-cell>
          <table:table-cell table:style-name="ce20" office:value-type="string">
            <text:p>org.apache.commons.math3.stat.correlation.Covariance:291: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nRows == 1)</text:p>
          </table:table-cell>
          <table:table-cell/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18min59</text:p>
          </table:table-cell>
          <table:table-cell table:style-name="ce16" office:value-type="string">
            <text:p>Considering only CovarianceTest</text:p>
          </table:table-cell>
          <table:table-cell office:value-type="string">
            <text:p>Waiting for Gzoltar response, seems to be stuck</text:p>
          </table:table-cell>
          <table:table-cell table:number-columns-repeated="1009"/>
        </table:table-row>
        <table:table-row table:style-name="ro4">
          <table:table-cell table:style-name="ce3" table:number-columns-repeated="2"/>
          <table:table-cell table:style-name="ce20"/>
          <table:table-cell table:style-name="ce3" table:number-columns-repeated="2"/>
          <table:table-cell/>
          <table:table-cell table:style-name="ce3" table:number-columns-repeated="7"/>
          <table:table-cell table:style-name="ce16"/>
          <table:table-cell table:number-columns-repeated="1010"/>
        </table:table-row>
        <table:table-row table:style-name="ro7">
          <table:table-cell table:style-name="ce3" table:number-columns-repeated="2"/>
          <table:table-cell table:style-name="ce20"/>
          <table:table-cell table:style-name="ce3" table:number-columns-repeated="2"/>
          <table:table-cell/>
          <table:table-cell table:style-name="ce3" table:number-columns-repeated="7"/>
          <table:table-cell table:style-name="ce21" office:value-type="string">
            <text:p>Adding test : CovarianceTest.testInsufficientData_3, _4, _5, _6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Intersection of failing tests with true or false is not empty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office:value-type="string">
            <text:p>Math-238</text:p>
          </table:table-cell>
          <table:table-cell table:style-name="ce3" office:value-type="string">
            <text:p>No</text:p>
          </table:table-cell>
          <table:table-cell table:number-columns-repeated="2" table:style-name="ce3" office:value-type="string">
            <text:p>/</text:p>
          </table:table-cell>
          <table:table-cell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table:style-name="ce3" table:number-columns-repeated="5"/>
          <table:table-cell table:style-name="ce3" office:value-type="string">
            <text:p>/</text:p>
          </table:table-cell>
          <table:table-cell table:style-name="ce16" office:value-type="string">
            <text:p>Considering only MathUtils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3" office:value-type="string">
            <text:p>binomialCoefficient(final int n, final int k)</text:p>
          </table:table-cell>
          <table:table-cell table:style-name="ce3" table:number-columns-repeated="2"/>
          <table:table-cell/>
          <table:table-cell table:style-name="ce3" table:number-columns-repeated="7"/>
          <table:table-cell table:style-name="ce3" office:value-type="string">
            <text:p>Needed factoring because of assert inside for loop</text:p>
          </table:table-cell>
          <table:table-cell table:number-columns-repeated="1010"/>
        </table:table-row>
        <table:table-row table:style-name="ro7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0" office:value-type="string">
            <text:p>org.apache.commons.math.util.MathUtils:255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n)==(-1)</text:p>
          </table:table-cell>
          <table:table-cell/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5ms</text:p>
          </table:table-cell>
          <table:table-cell table:style-name="ce3" office:value-type="string">
            <text:p>1min8sec596ms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11" office:value-type="string">
            <text:p>b71d09ea4a1af895b965a703b5048d3cadba53d9</text:p>
          </table:table-cell>
          <table:table-cell table:style-name="ce3" table:number-columns-repeated="4"/>
          <table:table-cell/>
          <table:table-cell table:style-name="ce3" table:number-columns-repeated="5"/>
          <table:table-cell table:style-name="ce3" office:value-type="string">
            <text:p>COMPARISON : 11ms</text:p>
          </table:table-cell>
          <table:table-cell table:style-name="ce3"/>
          <table:table-cell table:style-name="ce16"/>
          <table:table-cell table:number-columns-repeated="1010"/>
        </table:table-row>
        <table:table-row table:style-name="ro4">
          <table:table-cell table:style-name="ce11"/>
          <table:table-cell table:style-name="ce3" table:number-columns-repeated="4"/>
          <table:table-cell/>
          <table:table-cell table:style-name="ce3" table:number-columns-repeated="7"/>
          <table:table-cell table:style-name="ce16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Adding test : MathUtilsTest.testBinomialCoefficient68, 69</text:p>
          </table:table-cell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eeded to avoid some accuracy test because Gzoltar got stuck inside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904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16" office:value-type="string">
            <text:p>Considering only FastMath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Issue about scientific notation ( E-7 ) inside SMT-File, I try to fix it but only works with positive exponent 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Intersection of failing tests with true or false is not empty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0" office:value-type="string">
            <text:p>/</text:p>
          </table:table-cell>
          <table:table-cell table:style-name="ce3" office:value-type="string">
            <text:p>/</text:p>
          </table:table-cell>
          <table:table-cell table:style-name="ce20" office:value-type="string">
            <text:p>/</text:p>
          </table:table-cell>
          <table:table-cell table:style-name="ce19"/>
          <table:table-cell table:style-name="ce3" office:value-type="string">
            <text:p>/</text:p>
          </table:table-cell>
          <table:table-cell table:style-name="ce3" table:number-columns-repeated="5"/>
          <table:table-cell table:style-name="ce3" office:value-type="string">
            <text:p>/</text:p>
          </table:table-cell>
          <table:table-cell table:style-name="ce16" office:value-type="string">
            <text:p>Considering only SplineInterpolatorTest</text:p>
          </table:table-cell>
          <table:table-cell table:number-columns-repeated="1010"/>
        </table:table-row>
        <table:table-row table:style-name="ro4">
          <table:table-cell table:style-name="ce11" office:value-type="string">
            <text:p>06117fcdf9c186896a42205ca4e10ec8ad2843e9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/>
          <table:table-cell table:style-name="ce3" table:number-columns-repeated="4"/>
          <table:table-cell/>
          <table:table-cell table:style-name="ce3" table:number-columns-repeated="7"/>
          <table:table-cell table:style-name="ce3" office:value-type="string">
            <text:p>Adding test : SplineInterpolatorTest.testValue</text:p>
          </table:table-cell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3" office:value-type="string">
            <text:p>factorialLog(final int n)</text:p>
          </table:table-cell>
          <table:table-cell table:style-name="ce3" table:number-columns-repeated="2"/>
          <table:table-cell/>
          <table:table-cell table:style-name="ce3" table:number-columns-repeated="7"/>
          <table:table-cell table:style-name="ce31" office:value-type="string">
            <text:p>Needed refactoring because of JDT errors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2" office:value-type="string">
            <text:p>org.apache.commons.math.util.MathUtils:420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n)==(NB)</text:p>
          </table:table-cell>
          <table:table-cell table:style-name="ce19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4ms</text:p>
          </table:table-cell>
          <table:table-cell table:style-name="ce3" office:value-type="string">
            <text:p>1min21s603ms</text:p>
          </table:table-cell>
          <table:table-cell table:style-name="ce16"/>
          <table:table-cell table:number-columns-repeated="1010"/>
        </table:table-row>
        <table:table-row table:style-name="ro4">
          <table:table-cell table:style-name="ce12" office:value-type="string">
            <text:p>d79a0a65d87f9027fba31d5655d6f9b2f379bb80</text:p>
          </table:table-cell>
          <table:table-cell table:style-name="ce3" table:number-columns-repeated="4"/>
          <table:table-cell/>
          <table:table-cell table:style-name="ce3" table:number-columns-repeated="5"/>
          <table:table-cell table:style-name="ce3" office:value-type="string">
            <text:p>COMPARISON : 7ms</text:p>
          </table:table-cell>
          <table:table-cell table:style-name="ce3" table:number-columns-repeated="2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10" office:value-type="string">
            <text:p>2 tests avoided because get errors</text:p>
          </table:table-cell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20" office:value-type="string">
            <text:p>org.apache.commons.lang.time.FastDateFormatTest.testFormat</text:p>
          </table:table-cell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3" office:value-type="string">
            <text:p>getPackageName(String className)</text:p>
          </table:table-cell>
          <table:table-cell table:style-name="ce3" table:number-columns-repeated="2"/>
          <table:table-cell/>
          <table:table-cell table:style-name="ce3" table:number-columns-repeated="7"/>
          <table:table-cell table:style-name="ce20" office:value-type="string">
            <text:p>org.apache.commons.lang.builder.ToStringBuilderTest.testReflectionHierarchyArrayList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Lang-535</text:p>
          </table:table-cell>
          <table:table-cell table:style-name="ce3" office:value-type="string">
            <text:p>Yes</text:p>
          </table:table-cell>
          <table:table-cell table:style-name="ce20" office:value-type="string">
            <text:p>org.apache.commons.lang.ClassUtils:261: </text:p>
          </table:table-cell>
          <table:table-cell table:style-name="ce3" office:value-type="string">
            <text:p>CONDITIONAL </text:p>
          </table:table-cell>
          <table:table-cell table:style-name="ce20" office:value-type="string">
            <text:p>(className.length())&lt;=(reverseAbbreviationMap.size())</text:p>
          </table:table-cell>
          <table:table-cell table:style-name="ce19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84ms</text:p>
          </table:table-cell>
          <table:table-cell table:style-name="ce3" office:value-type="string">
            <text:p>44sec192ms</text:p>
          </table:table-cell>
          <table:table-cell table:style-name="ce16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14ms</text:p>
          </table:table-cell>
          <table:table-cell table:style-name="ce3"/>
          <table:table-cell table:style-name="ce3" office:value-type="string">
            <text:p>Needed refactoring because of JDT errors</text:p>
          </table:table-cell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eed to fix IndexOfOutBoundException issues during generation SMT file due to nullcheck and subvalue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16" office:value-type="string">
            <text:p>Considering only StrBuilderTest</text:p>
          </table:table-cell>
          <table:table-cell table:number-columns-repeated="1010"/>
        </table:table-row>
        <table:table-row table:style-name="ro4">
          <table:table-cell table:style-name="ce12" office:value-type="string">
            <text:p>1d99bf252bf815fd632d198d8358459763f0da59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/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7"/>
          <table:table-cell table:style-name="ce3" office:value-type="string">
            <text:p>Need to fix IndexOfOutBoundException issues during generation SMT file due to nullcheck and subvalue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11" office:value-type="string">
            <text:p>535e6f54d28ff1245675d915bf6fcf2e62a6f48b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16" office:value-type="string">
            <text:p>Considering only StringUtils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10" office:value-type="string">
            <text:p>6 tests avoided because <text:s/>get error</text:p>
          </table:table-cell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20" office:value-type="string">
            <text:p>org.apache.commons.lang.time.FastDateFormatTest.testFormat</text:p>
          </table:table-cell>
          <table:table-cell table:number-columns-repeated="1010"/>
        </table:table-row>
        <table:table-row table:style-name="ro7">
          <table:table-cell table:style-name="ce3" office:value-type="string">
            <text:p>Lang</text:p>
          </table:table-cell>
          <table:table-cell table:style-name="ce3" office:value-type="string">
            <text:p>Yes</text:p>
          </table:table-cell>
          <table:table-cell table:style-name="ce20" office:value-type="string">
            <text:p>org.apache.commons.lang.StringUtils:1522:</text:p>
          </table:table-cell>
          <table:table-cell table:style-name="ce3" office:value-type="string">
            <text:p>CONDITIONAL</text:p>
          </table:table-cell>
          <table:table-cell table:style-name="ce20" office:value-type="string">
            <text:p>!((pos)&lt;(str.length()))||((len)&lt;=(0))</text:p>
          </table:table-cell>
          <table:table-cell table:style-name="ce19"/>
          <table:table-cell table:style-name="ce3" office:value-type="string">
            <text:p>LOGIC</text:p>
          </table:table-cell>
          <table:table-cell table:style-name="ce3" table:number-columns-repeated="5"/>
          <table:table-cell table:style-name="ce3" office:value-type="string">
            <text:p>21sec</text:p>
          </table:table-cell>
          <table:table-cell table:style-name="ce20" office:value-type="string">
            <text:p>org.apache.commons.lang.builder.ToStringBuilderTest.testReflectionHierarchyArrayList</text:p>
          </table:table-cell>
          <table:table-cell table:number-columns-repeated="1010"/>
        </table:table-row>
        <table:table-row table:style-name="ro7">
          <table:table-cell table:style-name="ce11" office:value-type="string">
            <text:p>6ed8e576c4e13ac3ea05a3c5422236ea3affb799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20" office:value-type="string">
            <text:p>org.apache.commons.lang.enums.EnumUtilsTest.testIterator</text:p>
          </table:table-cell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20" office:value-type="string">
            <text:p>org.apache.commons.lang.enums.EnumUtilsTest.testLi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3" office:value-type="string">
            <text:p>org.apache.commons.lang.enums.EnumTest.testBroken1, 2, 3</text:p>
          </table:table-cell>
          <table:table-cell table:number-columns-repeated="1010"/>
        </table:table-row>
        <table:table-row table:style-name="ro7">
          <table:table-cell table:style-name="ce4" table:number-columns-repeated="13"/>
          <table:table-cell table:style-name="ce20" office:value-type="string">
            <text:p>org.apache.commons.lang.enums.EnumUtilsTest.testMap</text:p>
          </table:table-cell>
          <table:table-cell table:number-columns-repeated="1010"/>
        </table:table-row>
        <table:table-row table:style-name="ro4">
          <table:table-cell table:style-name="ce13" table:number-columns-repeated="4"/>
          <table:table-cell table:style-name="ce13" office:value-type="string">
            <text:p>ORIGINAL FIX IS PRECONDITION</text:p>
          </table:table-cell>
          <table:table-cell table:style-name="ce13" table:number-columns-repeated="9"/>
          <table:table-cell table:number-columns-repeated="1010"/>
        </table:table-row>
        <table:table-row table:style-name="ro4">
          <table:table-cell table:style-name="ce13" table:number-columns-repeated="14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office:value-type="string">
            <text:p>Lang-710</text:p>
          </table:table-cell>
          <table:table-cell table:style-name="ce3" office:value-type="string">
            <text:p>Yes</text:p>
          </table:table-cell>
          <table:table-cell table:style-name="ce20" office:value-type="string">
            <text:p>org.apache.commons.lang3.text.translate.NumericEntityUnescaper:51:</text:p>
          </table:table-cell>
          <table:table-cell table:style-name="ce3" office:value-type="string">
            <text:p>PRECONDITION</text:p>
          </table:table-cell>
          <table:table-cell table:style-name="ce20" office:value-type="string">
            <text:p>(input.length())&lt;=(start)</text:p>
          </table:table-cell>
          <table:table-cell table:style-name="ce19"/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17s</text:p>
          </table:table-cell>
          <table:table-cell table:style-name="ce16" office:value-type="string">
            <text:p>Considering only NumericEntityUnescaper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Should add one test because false is a solution</text:p>
          </table:table-cell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eed to fix IndexOfOutBoundException issues during generation SMT file due to nullcheck and subvalue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office:value-type="string">
            <text:p>Lang-419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16" office:value-type="string">
            <text:p>Considering only WordUtilsTest</text:p>
          </table:table-cell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office:value-type="string">
            <text:p>Lang-421</text:p>
          </table:table-cell>
          <table:table-cell table:style-name="ce3" office:value-type="string">
            <text:p>Yes</text:p>
          </table:table-cell>
          <table:table-cell table:style-name="ce20" office:value-type="string">
            <text:p>org.apache.commons.lang.StringEscapeUtils:246:</text:p>
          </table:table-cell>
          <table:table-cell table:style-name="ce3" office:value-type="string">
            <text:p>PRECONDITION</text:p>
          </table:table-cell>
          <table:table-cell table:style-name="ce20" office:value-type="string">
            <text:p>escapeForwardSlash</text:p>
          </table:table-cell>
          <table:table-cell table:style-name="ce19"/>
          <table:table-cell table:style-name="ce3" office:value-type="string">
            <text:p>CONSTANT</text:p>
          </table:table-cell>
          <table:table-cell table:style-name="ce3" table:number-columns-repeated="5"/>
          <table:table-cell table:style-name="ce3" office:value-type="string">
            <text:p>13s</text:p>
          </table:table-cell>
          <table:table-cell table:style-name="ce16" office:value-type="string">
            <text:p>Considering only StringEscapeUtilsTest</text:p>
          </table:table-cell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0" office:value-type="string">
            <text:p>org.apache.commons.math.exception.util.MessageFactory:87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specific!=null</text:p>
          </table:table-cell>
          <table:table-cell/>
          <table:table-cell table:style-name="ce3" office:value-type="string">
            <text:p>CONSTANT</text:p>
          </table:table-cell>
          <table:table-cell table:style-name="ce3" table:number-columns-repeated="5"/>
          <table:table-cell table:style-name="ce3" office:value-type="string">
            <text:p>18s</text:p>
          </table:table-cell>
          <table:table-cell table:style-name="ce16" office:value-type="string">
            <text:p>Considering only MessageFactoryTest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11b686c1ab48fd917e45732722deb8378bd56c6d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There are not enough tests for SourceLocation </text:p>
          </table:table-cell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org.apache.commons.math.stat.descriptive.moment.GeometricMean:154 otherwise the patch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Math-191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table:style-name="ce3" table:number-columns-repeated="5"/>
          <table:table-cell table:style-name="ce3" office:value-type="string">
            <text:p>/</text:p>
          </table:table-cell>
          <table:table-cell table:style-name="ce3" office:value-type="string">
            <text:p><text:s/>would be "true" or <text:s/>"false"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16" office:value-type="string">
            <text:p>Considering only SummaryStatisticsTest</text:p>
          </table:table-cell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13" table:number-columns-repeated="14"/>
          <table:table-cell table:number-columns-repeated="1010"/>
        </table:table-row>
        <table:table-row table:style-name="ro4">
          <table:table-cell table:style-name="ce13" table:number-columns-repeated="4"/>
          <table:table-cell table:style-name="ce13" office:value-type="string">
            <text:p>Need to be sort</text:p>
          </table:table-cell>
          <table:table-cell table:style-name="ce13" table:number-columns-repeated="9"/>
          <table:table-cell table:number-columns-repeated="1010"/>
        </table:table-row>
        <table:table-row table:style-name="ro4">
          <table:table-cell table:style-name="ce15" table:number-columns-repeated="13"/>
          <table:table-cell table:style-name="ce15" office:value-type="string">
            <text:p>refactoring some tests because of assert inside loop</text:p>
          </table:table-cell>
          <table:table-cell table:style-name="ce36"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tests avoided because of infinite loop or errors</text:p>
          </table:table-cell>
          <table:table-cell table:number-columns-repeated="1010"/>
        </table:table-row>
        <table:table-row table:style-name="ro8">
          <table:table-cell table:style-name="ce3" office:value-type="string">
            <text:p>Math-240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office:value-type="string">
            <text:p>2min37sec201ms</text:p>
          </table:table-cell>
          <table:table-cell table:style-name="ce3" office:value-type="string">
            <text:p>org.apache.commons.math.ode.nonstiff.GraggBulirschStoerIntegratorTest:testIntegratorControls</text:p>
          </table:table-cell>
          <table:table-cell table:number-columns-repeated="1010"/>
        </table:table-row>
        <table:table-row table:style-name="ro8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org.apache.commons.math.ode.nonstiff.GraggBulirschStoerStepIntegratorTest:derivativesConsistency</text:p>
          </table:table-cell>
          <table:table-cell table:number-columns-repeated="1010"/>
        </table:table-row>
        <table:table-row table:style-name="ro8">
          <table:table-cell table:style-name="ce4" table:number-columns-repeated="13"/>
          <table:table-cell table:style-name="ce34" office:value-type="string">
            <text:p>org.apache.commons.math.ode.nonstiff.StepInterpolatorAbstractTest</text:p>
          </table:table-cell>
          <table:table-cell table:style-name="ce37"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15" office:value-type="string">
            <text:p>refactoring some tests because of assert inside loop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table:number-columns-repeated="4"/>
          <table:table-cell/>
          <table:table-cell table:style-name="ce3" table:number-columns-repeated="7"/>
          <table:table-cell table:style-name="ce3" office:value-type="string">
            <text:p>tests avoided because of infinite loop or errors</text:p>
          </table:table-cell>
          <table:table-cell table:number-columns-repeated="1010"/>
        </table:table-row>
        <table:table-row table:style-name="ro8">
          <table:table-cell table:style-name="ce3" office:value-type="string">
            <text:p>Math-243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h10min22sec723ms</text:p>
          </table:table-cell>
          <table:table-cell table:style-name="ce3" office:value-type="string">
            <text:p>org.apache.commons.math.ode.nonstiff.GraggBulirschStoerIntegratorTest:testIntegratorControls</text:p>
          </table:table-cell>
          <table:table-cell table:number-columns-repeated="1010"/>
        </table:table-row>
        <table:table-row table:style-name="ro8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org.apache.commons.math.ode.nonstiff.GraggBulirschStoerStepIntegratorTest:derivativesConsistency</text:p>
          </table:table-cell>
          <table:table-cell table:number-columns-repeated="1010"/>
        </table:table-row>
        <table:table-row table:style-name="ro8">
          <table:table-cell table:style-name="ce4" table:number-columns-repeated="13"/>
          <table:table-cell table:style-name="ce34" office:value-type="string">
            <text:p>org.apache.commons.math.ode.nonstiff.StepInterpolatorAbstractTest</text:p>
          </table:table-cell>
          <table:table-cell table:style-name="ce37"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tests avoided because of errors</text:p>
          </table:table-cell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35" office:value-type="string">
            <text:p>org.apache.commons.math3.optimization.direct.BOBYQAOptimizerTest.testDiffPow()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Math-644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35" office:value-type="string">
            <text:p>org.apache.commons.math3.optimization.direct.BOBYQAOptimizerTest.testAckley()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Ready to be run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style-name="ce37"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691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722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836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198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273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288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340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780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947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Lang-719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Lang-746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10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10482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lement </meta:initial-creator>
    <meta:creation-date>2014-04-16T10:51:12</meta:creation-date>
    <dc:date>2014-05-07T16:43:48</dc:date>
    <dc:creator>mclement </dc:creator>
    <meta:editing-duration>P4DT12H23M1S</meta:editing-duration>
    <meta:editing-cycles>28</meta:editing-cycles>
    <meta:generator>LibreOffice/3.5$Linux_x86 LibreOffice_project/350m1$Build-2</meta:generator>
    <meta:document-statistic meta:table-count="3" meta:cell-count="384" meta:object-count="0"/>
  </office:meta>
</office:document-meta>
</file>